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Viner Hand ITC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Viner Hand ITC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iner Hand ITC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 gobelins dangereux</text:p>
      <text:p text:style-name="P4"/>
      <text:p text:style-name="P2">Une tribu gobeline s'est installé dans les environ d'un village forestier à l'Est d'Orkane. Ils ont nécessité l'aide de l'Hydre.</text:p>
      <text:p text:style-name="P2"/>
      <text:p text:style-name="P2">Les attaques persistent depuis une deux jours.</text:p>
      <text:p text:style-name="P2">Ils volent les ressources des habitants et ont déjà tué plusieurs d'entre eux.</text:p>
      <text:p text:style-name="P2"/>
      <text:p text:style-name="P3">Prîmes: 200 po et un pet offert au group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50S</meta:editing-duration>
    <meta:editing-cycles>23</meta:editing-cycles>
    <meta:generator>OpenOffice/4.1.5$Win32 OpenOffice.org_project/415m1$Build-9789</meta:generator>
    <dc:date>2018-11-13T18:39:26.45</dc:date>
    <dc:creator>Thibault Martin-Teyssier</dc:creator>
    <meta:document-statistic meta:table-count="0" meta:image-count="0" meta:object-count="0" meta:page-count="1" meta:paragraph-count="5" meta:word-count="52" meta:character-count="315"/>
    <meta:user-defined meta:name="Info 1"/>
    <meta:user-defined meta:name="Info 2"/>
    <meta:user-defined meta:name="Info 3"/>
    <meta:user-defined meta:name="Info 4"/>
  </office:meta>
</office:document-meta>
</file>